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8a3c" officeooo:paragraph-rsid="000f8a3c"/>
    </style:style>
    <style:style style:name="P2" style:family="paragraph" style:parent-style-name="Standard">
      <style:text-properties officeooo:rsid="00115e42" officeooo:paragraph-rsid="00115e42"/>
    </style:style>
    <style:style style:name="P3" style:family="paragraph" style:parent-style-name="Standard">
      <style:text-properties officeooo:rsid="00125d5c" officeooo:paragraph-rsid="00125d5c"/>
    </style:style>
    <style:style style:name="P4" style:family="paragraph" style:parent-style-name="Standard">
      <style:text-properties officeooo:rsid="001273f7" officeooo:paragraph-rsid="001273f7"/>
    </style:style>
    <style:style style:name="P5" style:family="paragraph" style:parent-style-name="Standard">
      <style:text-properties fo:font-weight="bold" officeooo:rsid="000f8a3c" officeooo:paragraph-rsid="000f8a3c" style:font-weight-asian="bold" style:font-weight-complex="bold"/>
    </style:style>
    <style:style style:name="P6" style:family="paragraph" style:parent-style-name="Standard">
      <style:text-properties officeooo:rsid="0018ad95" officeooo:paragraph-rsid="0018ad95"/>
    </style:style>
    <style:style style:name="P7" style:family="paragraph" style:parent-style-name="Standard">
      <style:text-properties officeooo:rsid="001a4460" officeooo:paragraph-rsid="001a4460"/>
    </style:style>
    <style:style style:name="P8" style:family="paragraph" style:parent-style-name="Standard">
      <style:text-properties officeooo:rsid="001bf46c" officeooo:paragraph-rsid="001bf46c"/>
    </style:style>
    <style:style style:name="P9" style:family="paragraph" style:parent-style-name="Standard">
      <style:text-properties officeooo:rsid="001c04f2" officeooo:paragraph-rsid="001a4460"/>
    </style:style>
    <style:style style:name="T1" style:family="text">
      <style:text-properties officeooo:rsid="0011d89a"/>
    </style:style>
    <style:style style:name="T2" style:family="text">
      <style:text-properties officeooo:rsid="001273f7"/>
    </style:style>
    <style:style style:name="T3" style:family="text">
      <style:text-properties officeooo:rsid="0015c0b9"/>
    </style:style>
    <style:style style:name="T4" style:family="text">
      <style:text-properties officeooo:rsid="001bf46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Notes on models for computational linguistic representations</text:p>
      <text:p text:style-name="P2">Bogdan Babych <text:a xlink:type="simple" xlink:href="mailto:b.babych@leeds.ac.uk" text:style-name="Internet_20_link" text:visited-style-name="Visited_20_Internet_20_Link"><text:span text:style-name="T1">b.babych@leeds.ac.uk</text:span></text:a><text:span text:style-name="T1"> </text:span></text:p>
      <text:p text:style-name="P2">31/03/2019</text:p>
      <text:p text:style-name="P1"/>
      <text:p text:style-name="P1">Ideas:</text:p>
      <text:p text:style-name="P1"><text:span text:style-name="T1">S</text:span>emantic representations and processing <text:span text:style-name="T1">models </text:span>are based on referential theory of meaning. However, more successful models, such as distributional representations, semantic embeddings, neural networks, etc. are grounded in methodological developments and can be linked to underlying usage-based theories of meaning. Theoretical framework <text:span text:style-name="T1">in philosophy of language and semantics </text:span>did not catch up with <text:span text:style-name="T1">these developments. Therefore interpreting usage-based methodology in terms of a theoretically-grounded semantic models of usage-based theories would allow a more systematic developments of methods for semantic processing in computational linguistics.</text:span></text:p>
      <text:p text:style-name="P1"/>
      <text:p text:style-name="P3">The project aims at providing links between two Wittgenstein’s frameworks (Tractatus &amp; Investigations) and modern data-driven representations used in applications, such as Machine Translation, Information Extraction, Text analytics, leading to a theoretical semantic framework that would be operational and interpretable in terms of <text:span text:style-name="T2">representational and processing models for computational linguistics.</text:span></text:p>
      <text:p text:style-name="P3"/>
      <text:p text:style-name="P4">The framework would provide a more general model of semantic processing and text understanding, merging syntactic, semantic and discourse processing and complementing models such as Meaning-Text theory, Generative lexicon model, Preference semantics <text:span text:style-name="T3">and other similar theories. The project would provide an area of application for key aspects of the modern and earlier philosophy of language, interpreting core concepts of Frege’s theory with the following developments of this line of research up to modern referential theories of meaning, as well as continental semantic theories in Hermeneutics and Phenomenology. Further the framework will link with the tradition of Analytical Philosophy as a research method, and with the non-mainstream philosophy of language.</text:span></text:p>
      <text:p text:style-name="P4"/>
      <text:p text:style-name="P6">The idea is to bring philosophy of language into the modern world and make it relevant and impactful for cutting-edge research in computational linguistics and its application for the Artificial Intelligence community, catching up with and interpreting recent technological developments. </text:p>
      <text:p text:style-name="P6"/>
      <text:p text:style-name="P7">The value of philosophy of language in the proposed framework is to professionally formulate correct research questions, which can be experimentally tested, and which are informed by the result of the cutting-edge experimental research, providing a link betwee<text:span text:style-name="T4">n</text:span> ontological theory, philosophy of neuroscience and formal ontologies and neural network models.</text:p>
      <text:p text:style-name="P7"/>
      <text:p text:style-name="P8">One of expected results would be a model for verifying or correcting introspective models of morphonological, morphosyntactic and semantic representations, and testing their usefulness for wider model of understanding.</text:p>
      <text:p text:style-name="P9"/>
      <text:p text:style-name="P6"/>
      <text:p text:style-name="P6"/>
      <text:p text:style-name="P4"/>
      <text:p text:style-name="P4"/>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31T12:24:48.205149587</meta:creation-date>
    <meta:generator>LibreOffice/6.2.2.2$MacOSX_X86_64 LibreOffice_project/2b840030fec2aae0fd2658d8d4f9548af4e3518d</meta:generator>
    <dc:date>2019-03-31T15:26:11.801700089</dc:date>
    <meta:editing-duration>PT38M43S</meta:editing-duration>
    <meta:editing-cycles>16</meta:editing-cycles>
    <meta:document-statistic meta:table-count="0" meta:image-count="0" meta:object-count="0" meta:page-count="1" meta:paragraph-count="10" meta:word-count="373" meta:character-count="2793" meta:non-whitespace-character-count="2428"/>
  </office:meta>
</office:document-meta>
</file>